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FluxConfigurationSupport.createRouterFunc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Validator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webFluxContent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FluxConfigurationSupport.configurePathMatching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requestMappingHandlerMapping( @ Qualifier ( "webFluxContentTypeResolver" ) RequestedContentTypeResolver contentType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FluxConfigurationSupport.responseEntityResultHandler( @ Qualifier ( "webFluxAdapterRegistry" ) ReactiveAdapterRegistry reactiveAdapterRegistry , ServerCodecConfigurer serverCodecConfigurer , @ Qualifier ( "webFluxContentTypeResolver" ) RequestedContentTypeResolver contentTyp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FluxConfigurationSupport.setApplicationContext( @ Nullable 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FluxConfigurationSupport.routerFunctionMapping( ServerCodecConfigurer serverCodec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FluxConfigurationSupport.webFlux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UpgradeStrategyWebSocketService.handleRequest( ServerWebExchange exchange , WebSocketHandler webSocke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getWebSock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createRequestMapping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configureContentTypeResolver( RequestedContentTypeResolv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simple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webFlux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FluxConfigurationSupport.serverResponseResultHandler( ServerCodecConfigurer serverCodec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FluxConfigurationSupport.createLocaleContex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viewResolutionResultHandler( @ Qualifier ( "webFluxAdapterRegistry" ) ReactiveAdapterRegistry reactiveAdapterRegistry , @ Qualifier ( "webFluxContentTypeResolver" ) RequestedContentTypeResolver contentTyp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FluxConfigurationSupport.configureAbstractHandlerMapping( AbstractHandlerMapping mapping , PathMatchConfigurer configur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FluxConfigurationSupport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serverCodec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FluxConfigurationSupport.webFluxValid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FluxConfigurationSupport.responseStatus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web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responseBodyResultHandler( @ Qualifier ( "webFluxAdapterRegistry" ) ReactiveAdapterRegistry reactiveAdapterRegistry , ServerCodecConfigurer serverCodecConfigurer , @ Qualifier ( "webFluxContentTypeResolver" ) RequestedContentTypeResolver contentTyp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FluxConfigurationSupport.configureHttpMessageCodecs( ServerCode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getPathMatchConfigu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FluxConfigurationSupport.getConfigurableWebBindingInitializer( FormattingConversionService webFluxConversionService , Validator webFlux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FluxConfigurationSupport.requestMappingHandlerAdapter( @ Qualifier ( "webFluxAdapterRegistry" ) ReactiveAdapterRegistry reactiveAdapterRegistry , ServerCodecConfigurer serverCodecConfigurer , @ Qualifier ( "webFluxConversionService" ) FormattingConversionService conversionService , @ Qualifier ( "webFluxValidator" )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FluxConfigurationSupport.webFluxWebSocket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FluxConfigurationSupport.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HandlerMapping.getHandlerInternal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localeContex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resourceHandlerMapping( ResourceUrlProvider resourceUrlProvi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FluxConfigurationSupport.handlerFunction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getViewResolver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FluxConfigurationSupport.initWebSocket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FluxConfigurationSupport.getCorsConfigu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FluxConfigurationSupport.configureArgumentResolvers( ArgumentResolv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FluxConfigurationSupport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createRequestMapping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.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